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3eb" officeooo:paragraph-rsid="0028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30" style:family="paragraph" style:parent-style-name="Standard">
      <style:text-properties officeooo:rsid="0028dd8e" officeooo:paragraph-rsid="0029e606"/>
    </style:style>
    <style:style style:name="P31" style:family="paragraph" style:parent-style-name="Standard">
      <style:text-properties officeooo:rsid="0028dd8e" officeooo:paragraph-rsid="002bb70c"/>
    </style:style>
    <style:style style:name="P32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1">int main (void) <text:s text:c="25"/>//Example 2</text:p>
            <text:p text:style-name="P21">{ unsigned int PORT_1, m = 0, n = 0;</text:p>
            <text:p text:style-name="P21"/>
            <text:p text:style-name="P21">setup_328_HW;</text:p>
            <text:p text:style-name="P21">sei();</text:p>
            <text:p text:style-name="P21">PORT_1 = 1;</text:p>
            <text:p text:style-name="P21">while (1)</text:p>
            <text:p text:style-name="P21">{One_wire_Tx_2_integers(PORT_1 &lt;&lt; m, PORT_1 &lt;&lt; m);</text:p>
            <text:p text:style-name="P21">_delay_ms(30);</text:p>
            <text:p text:style-name="P21">if(!(n))m += 1;if (m==16)n = 1;if (n==1)m -= 1;</text:p>
            <text:p text:style-name="P21"><text:s/>if (m == 0)n = 0; }</text:p>
            <text:p text:style-name="P21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5"><text:s/><text:span text:style-name="T19">int main (void) <text:s text:c="25"/>//Example 4</text:span></text:p>
            <text:p text:style-name="P23"><text:s text:c="2"/>{ unsigned long PORT_1, PORT_2;</text:p>
            <text:p text:style-name="P23"/>
            <text:p text:style-name="P23"><text:s text:c="2"/>setup_328_HW;</text:p>
            <text:p text:style-name="P23"><text:s text:c="2"/>sei();</text:p>
            <text:p text:style-name="P23"><text:s text:c="2"/>while (1)</text:p>
            <text:p text:style-name="P23"><text:s text:c="2"/>{PORT_1 = 1;</text:p>
            <text:p text:style-name="P23"><text:s text:c="2"/>PORT_2 = 0x80000000;</text:p>
            <text:p text:style-name="P23"><text:s text:c="2"/>for (int m = 0; m &lt;= 31; m++)</text:p>
            <text:p text:style-name="P23"><text:s text:c="2"/>{One_wire_Tx_2_integers(PORT_1, PORT_2);</text:p>
            <text:p text:style-name="P23"><text:s text:c="2"/>_delay_ms(30);</text:p>
            <text:p text:style-name="P23"><text:s text:c="2"/>PORT_1 = PORT_1 &lt;&lt; 1;</text:p>
            <text:p text:style-name="P23"><text:s/>PORT_2 = PORT_2 &gt;&gt; 1;}}</text:p>
            <text:p text:style-name="P23"><text:s text:c="2"/>return 1;}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int main (void) <text:s text:c="25"/>//Example 5</text:p>
            <text:p text:style-name="P23"><text:s text:c="2"/>{unsigned int PORT_1, PORT_2;</text:p>
            <text:p text:style-name="P23"/>
            <text:p text:style-name="P23"><text:s/>setup_328_HW;</text:p>
            <text:p text:style-name="P23"><text:s/>sei();</text:p>
            <text:p text:style-name="P23"><text:s/>while (1)</text:p>
            <text:p text:style-name="P23"><text:s/>{PORT_1 = 1;</text:p>
            <text:p text:style-name="P23"><text:s/>PORT_2 = 0x8000;</text:p>
            <text:p text:style-name="P23"><text:s/>for (int m = 0; m &lt;= 7; m++)</text:p>
            <text:p text:style-name="P23"><text:s/>{One_wire_Tx_2_integers(PORT_1 | PORT_2,</text:p>
            <text:p text:style-name="P23"><text:s/>(PORT_1 &lt;&lt; 8) <text:s/>| (PORT_2 &gt;&gt; 8));</text:p>
            <text:p text:style-name="P23"><text:s text:c="2"/>_delay_ms(30);</text:p>
            <text:p text:style-name="P23"><text:s text:c="2"/>PORT_1 = PORT_1 &lt;&lt; 1;</text:p>
            <text:p text:style-name="P23"><text:s text:c="2"/>PORT_2 = PORT_2 &gt;&gt; 1;}}</text:p>
            <text:p text:style-name="P23"><text:s text:c="2"/>return 1;}</text:p>
          </table:table-cell>
          <table:table-cell table:style-name="Table1.B2" office:value-type="string">
            <text:p text:style-name="P23">int main (void) <text:s text:c="25"/>//Example 6</text:p>
            <text:p text:style-name="P23">{unsigned int PORT_1, PORT_2, m = 0, n = 0;</text:p>
            <text:p text:style-name="P23"/>
            <text:p text:style-name="P23">setup_328_HW;</text:p>
            <text:p text:style-name="P23">sei();</text:p>
            <text:p text:style-name="P23">PORT_1 = 1;</text:p>
            <text:p text:style-name="P23">PORT_2 = 0x8000;</text:p>
            <text:p text:style-name="P23">while (1)</text:p>
            <text:p text:style-name="P23">{One_wire_Tx_2_integers(PORT_1 &lt;&lt; m, PORT_2 &gt;&gt; m);</text:p>
            <text:p text:style-name="P23">_delay_ms(30);</text:p>
            <text:p text:style-name="P23">if (!(n)) m += 1;</text:p>
            <text:p text:style-name="P23">if (m == 16)n = 1;</text:p>
            <text:p text:style-name="P23">if (n == 1)m -= 1;</text:p>
            <text:p text:style-name="P23">if (m == 0)n = 0;}</text:p>
            <text:p text:style-name="P23">return 1;}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3">int main (void) <text:s text:c="25"/>//Example 7</text:p>
            <text:p text:style-name="P23"><text:s text:c="2"/>{ unsigned int PORT_1 = 1;</text:p>
            <text:p text:style-name="P23"><text:s text:c="2"/>char m = 1;</text:p>
            <text:p text:style-name="P23"><text:s text:c="2"/>char overflow = 0;</text:p>
            <text:p text:style-name="P23"/>
            <text:p text:style-name="P23"><text:s text:c="2"/>setup_328_HW;</text:p>
            <text:p text:style-name="P23"><text:s text:c="2"/>while (1)</text:p>
            <text:p text:style-name="P23"><text:s text:c="2"/>{ One_wire_Tx_2_integers(PORT_1, ~PORT_1);</text:p>
            <text:p text:style-name="P23"><text:s text:c="2"/>_delay_ms(60);</text:p>
            <text:p text:style-name="P23"><text:s text:c="2"/>if (m &lt;= 5)</text:p>
            <text:p text:style-name="P23"><text:s text:c="2"/>{PORT_1 |= (PORT_1 &lt;&lt; 1);m += 1;}</text:p>
            <text:p text:style-name="P23"><text:s text:c="2"/>else PORT_1 = PORT_1 &lt;&lt; 1;</text:p>
            <text:p text:style-name="P23"><text:s text:c="2"/>if (overflow)PORT_1 |= 1;</text:p>
            <text:p text:style-name="P23"><text:s text:c="2"/>if (PORT_1 &amp; 0x8000) overflow = 1;</text:p>
            <text:p text:style-name="P23"><text:s text:c="2"/>else overflow = 0;}}</text:p>
          </table:table-cell>
          <table:table-cell table:style-name="Table1.B2" office:value-type="string">
            <text:p text:style-name="P23">int main (void) <text:s text:c="25"/>//Example 8</text:p>
            <text:p text:style-name="P23"><text:s/>{unsigned int random_num;</text:p>
            <text:p text:style-name="P23"><text:s/>unsigned char PRN_counter;</text:p>
            <text:p text:style-name="P23"><text:s/>long PORT_1 = 1, PORT_2 = 1;</text:p>
            <text:p text:style-name="P23"><text:s/>setup_328_HW; <text:s/>PRN_counter = 0;</text:p>
            <text:p text:style-name="P23"><text:s/>random_num = PRN_16bit_GEN (0, &amp;PRN_counter);</text:p>
            <text:p text:style-name="P23"><text:s/>while (1)</text:p>
            <text:p text:style-name="P23">{for (int m = 0; m &lt; random_num%3; m++)</text:p>
            <text:p text:style-name="P23">{if (!(PORT_1 = ((PORT_1 * 2) % 0x10000)))</text:p>
            <text:p text:style-name="P23">PORT_1 = 1;}</text:p>
            <text:p text:style-name="P23">if (!(PORT_2 = ((PORT_2 * 2) % 0x10000)))PORT_2 = 1;</text:p>
            <text:p text:style-name="P23">One_wire_Tx_2_integers(PORT_1, PORT_2);</text:p>
            <text:p text:style-name="P23">Timer_T2_10mS_delay_x_m(4);</text:p>
            <text:p text:style-name="P23">random_num = PRN_16bit_GEN (random_num, &amp;PRN_counter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int main (void) <text:s text:c="25"/>//Example 9</text:p>
            <text:p text:style-name="P3"><text:s text:c="2"/>{ char letter = 0;</text:p>
            <text:p text:style-name="P3"><text:s text:c="2"/>char digit_num = 0;</text:p>
            <text:p text:style-name="P3"><text:s text:c="2"/>char seg_counter = 0;</text:p>
            <text:p text:style-name="P3"><text:s text:c="2"/>char direction = 0;</text:p>
            <text:p text:style-name="P3"><text:s text:c="2"/>unsigned int PRN;</text:p>
            <text:p text:style-name="P3"><text:s text:c="2"/>unsigned char PRN_counter;</text:p>
            <text:p text:style-name="P3"/>
            <text:p text:style-name="P3"><text:s text:c="2"/>setup_328_HW;</text:p>
            <text:p text:style-name="P3"><text:s text:c="2"/>clear_display;</text:p>
            <text:p text:style-name="P3"/>
            <text:p text:style-name="P3"><text:s text:c="2"/>PRN_counter = 0;</text:p>
            <text:p text:style-name="P3"><text:s text:c="2"/>PRN = PRN_16bit_GEN (0, &amp;PRN_counter);</text:p>
            <text:p text:style-name="P3"/>
            <text:p text:style-name="P3"><text:s text:c="2"/>while (1)</text:p>
            <text:p text:style-name="P3"><text:s text:c="2"/>{ while (seg_counter &lt; 56) {</text:p>
            <text:p text:style-name="P3"><text:s text:c="2"/>letter = (PRN % 7) + 'a';</text:p>
            <text:p text:style-name="P3"><text:s text:c="2"/>PRN = PRN_16bit_GEN (PRN, &amp;PRN_counter);</text:p>
            <text:p text:style-name="P3"><text:s text:c="2"/>digit_num = (PRN % 8);</text:p>
            <text:p text:style-name="P3"><text:s text:c="2"/>if ((!(direction)) &amp;&amp; (display_bkp[letter - 'a'] &amp; (1 &lt;&lt; digit_num))) {PRN_counter -= 1; continue;}</text:p>
            <text:p text:style-name="P3"><text:s text:c="2"/>if ((direction) &amp;&amp; (!(display_bkp[letter - 'a'] &amp; (1 &lt;&lt; digit_num)))) {PRN_counter -= 1; continue;}</text:p>
            <text:p text:style-name="P3"><text:s text:c="2"/>One_wire_comms_any_segment(letter, digit_num);</text:p>
            <text:p text:style-name="P3"><text:s text:c="2"/>backup_the_display(letter, digit_num);</text:p>
            <text:p text:style-name="P3"><text:s text:c="2"/>seg_counter += 1;</text:p>
            <text:p text:style-name="P3"><text:s text:c="2"/>Timer_T2_10mS_delay_x_m(4);}</text:p>
            <text:p text:style-name="P3"><text:s text:c="2"/>direction ^= 1;</text:p>
            <text:p text:style-name="P3"><text:s text:c="2"/>seg_counter = 0;</text:p>
            <text:p text:style-name="P3"><text:s text:c="2"/>_delay_ms(500);}</text:p>
            <text:p text:style-name="P3"><text:s text:c="2"/>SW_reset;</text:p>
            <text:p text:style-name="P3"><text:s text:c="2"/>return 1;}</text:p>
            <text:p text:style-name="P3"/>
            <text:p text:style-name="P3"><text:s text:c="2"/>void backup_the_display(char segment, char digit_num)</text:p>
            <text:p text:style-name="P3"><text:s text:c="2"/>{ display_bkp[segment - 'a'] =</text:p>
            <text:p text:style-name="P3"><text:s text:c="4"/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9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int main (void) <text:s/></text:p>
            <text:p text:style-name="P18">{unsigned int PRN; </text:p>
            <text:p text:style-name="P18"/>
            <text:p text:style-name="P18">setup_328_HW;</text:p>
            <text:p text:style-name="P18">sei();</text:p>
            <text:p text:style-name="P18">while(1) </text:p>
            <text:p text:style-name="P18">{PRN = PRN_16bit_GEN (0);</text:p>
            <text:p text:style-name="P18">One_wire_Tx_2_integers(PRN, (PRN&lt;&lt;((PRN%2) + 1))); </text:p>
            <text:p text:style-name="P18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All examples</text:p>
      <text:p text:style-name="P13"/>
      <text:p text:style-name="P30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2"><text:tab/>if and if else</text:p>
      <text:p text:style-name="P29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53:35.855000000</dc:date>
    <meta:editing-duration>PT3H6M48S</meta:editing-duration>
    <meta:editing-cycles>32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71" meta:word-count="684" meta:character-count="4583" meta:non-whitespace-character-count="3626"/>
  </office:meta>
</office:document-meta>
</file>